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Normal_32_2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Normal_32_2" style:data-style-name="N36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ext-properties fo:color="#FF0000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7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table:number-columns-repeated="3" table:style-name="ce7"/>
          <table:table-cell table:number-columns-repeated="16368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07" table:style-name="ce4">
            <text:p>107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08" table:style-name="ce4">
            <text:p>108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18" table:style-name="ce4">
            <text:p>118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17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22" table:style-name="ce4">
            <text:p>122</text:p>
          </table:table-cell>
          <table:table-cell office:value-type="float" office:value="1.46031746031746" table:style-name="ce5">
            <text:p>1.5</text:p>
          </table:table-cell>
          <table:table-cell office:value-type="float" office:value="6.34920634920634" table:style-name="ce5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63" table:style-name="ce5">
            <text:p>0.6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10" table:style-name="ce4">
            <text:p>110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1" table:style-name="ce17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16" table:style-name="ce4">
            <text:p>116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19" table:style-name="ce4">
            <text:p>119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1" table:style-name="ce17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20" table:style-name="ce4">
            <text:p>120</text:p>
          </table:table-cell>
          <table:table-cell office:value-type="float" office:value="9.1796875" table:style-name="ce5">
            <text:p>9.2</text:p>
          </table:table-cell>
          <table:table-cell office:value-type="float" office:value="25" table:style-name="ce5">
            <text:p>25.0</text:p>
          </table:table-cell>
          <table:table-cell office:value-type="float" office:value="0" table:style-name="ce4">
            <text:p>0</text:p>
          </table:table-cell>
          <table:table-cell office:value-type="float" office:value="0.16" table:style-name="ce5">
            <text:p>0.2</text:p>
          </table:table-cell>
          <table:table-cell office:value-type="float" office:value="0.16" table:style-name="ce5">
            <text:p>0.2</text:p>
          </table:table-cell>
          <table:table-cell office:value-type="float" office:value="0.16" table:style-name="ce5">
            <text:p>0.2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111" table:style-name="ce4">
            <text:p>111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17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121" table:style-name="ce4">
            <text:p>121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14" table:style-name="ce4">
            <text:p>114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133" table:style-name="ce4">
            <text:p>133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17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12" table:style-name="ce4">
            <text:p>112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17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32" table:style-name="ce4">
            <text:p>132</text:p>
          </table:table-cell>
          <table:table-cell office:value-type="float" office:value="9.1796875" table:style-name="ce5">
            <text:p>9.2</text:p>
          </table:table-cell>
          <table:table-cell office:value-type="float" office:value="25" table:style-name="ce5">
            <text:p>25.0</text:p>
          </table:table-cell>
          <table:table-cell office:value-type="float" office:value="0" table:style-name="ce4">
            <text:p>0</text:p>
          </table:table-cell>
          <table:table-cell office:value-type="float" office:value="0.16" table:style-name="ce5">
            <text:p>0.2</text:p>
          </table:table-cell>
          <table:table-cell office:value-type="float" office:value="0.16" table:style-name="ce5">
            <text:p>0.2</text:p>
          </table:table-cell>
          <table:table-cell office:value-type="float" office:value="0.16" table:style-name="ce5">
            <text:p>0.2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15" table:style-name="ce4">
            <text:p>115</text:p>
          </table:table-cell>
          <table:table-cell office:value-type="float" office:value="2.875" table:style-name="ce5">
            <text:p>2.9</text:p>
          </table:table-cell>
          <table:table-cell office:value-type="float" office:value="10" table:style-name="ce5">
            <text:p>10.0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1" table:style-name="ce17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" table:style-name="ce8"/>
          <table:table-cell table:number-columns-repeated="16369" table:style-name="ce1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117" table:style-name="ce9">
            <text:p>117</text:p>
          </table:table-cell>
          <table:table-cell office:value-type="float" office:value="2.875" table:style-name="ce10">
            <text:p>2.9</text:p>
          </table:table-cell>
          <table:table-cell office:value-type="float" office:value="10" table:style-name="ce10">
            <text:p>10.0</text:p>
          </table:table-cell>
          <table:table-cell office:value-type="float" office:value="0" table:style-name="ce9">
            <text:p>0</text:p>
          </table:table-cell>
          <table:table-cell office:value-type="float" office:value="0.4" table:style-name="ce10">
            <text:p>0.4</text:p>
          </table:table-cell>
          <table:table-cell office:value-type="float" office:value="0.4" table:style-name="ce10">
            <text:p>0.4</text:p>
          </table:table-cell>
          <table:table-cell office:value-type="float" office:value="0.4" table:style-name="ce10">
            <text:p>0.4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-360" table:style-name="ce9">
            <text:p>-360</text:p>
          </table:table-cell>
          <table:table-cell office:value-type="float" office:value="360" table:style-name="ce9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117" table:style-name="ce9">
            <text:p>117</text:p>
          </table:table-cell>
          <table:table-cell office:value-type="float" office:value="1.46031746031746" table:style-name="ce10">
            <text:p>1.5</text:p>
          </table:table-cell>
          <table:table-cell office:value-type="float" office:value="6.34920634920634" table:style-name="ce10">
            <text:p>6.3</text:p>
          </table:table-cell>
          <table:table-cell office:value-type="float" office:value="0" table:style-name="ce9">
            <text:p>0</text:p>
          </table:table-cell>
          <table:table-cell office:value-type="float" office:value="0.63" table:style-name="ce10">
            <text:p>0.6</text:p>
          </table:table-cell>
          <table:table-cell office:value-type="float" office:value="0.63" table:style-name="ce10">
            <text:p>0.6</text:p>
          </table:table-cell>
          <table:table-cell office:value-type="float" office:value="0.63" table:style-name="ce10">
            <text:p>0.6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-360" table:style-name="ce9">
            <text:p>-360</text:p>
          </table:table-cell>
          <table:table-cell office:value-type="float" office:value="360" table:style-name="ce9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13" table:style-name="ce4">
            <text:p>113</text:p>
          </table:table-cell>
          <table:table-cell office:value-type="float" office:value="5.2" table:style-name="ce5">
            <text:p>5.2</text:p>
          </table:table-cell>
          <table:table-cell office:value-type="float" office:value="16" table:style-name="ce5">
            <text:p>16.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25" table:style-name="ce5">
            <text:p>0.3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40" table:style-name="ce4">
            <text:p>140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499990400000001E-4" table:style-name="ce4">
            <text:p>0.000135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56" table:style-name="ce4">
            <text:p>56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46" table:style-name="ce4">
            <text:p>46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57" table:style-name="ce4">
            <text:p>57</text:p>
          </table:table-cell>
          <table:table-cell office:value-type="float" office:value="0.26800000000000002" table:style-name="ce5">
            <text:p>0.3</text:p>
          </table:table-cell>
          <table:table-cell office:value-type="float" office:value="0.1" table:style-name="ce5">
            <text:p>0.1</text:p>
          </table:table-cell>
          <table:table-cell office:value-type="float" office:value="1.4999999799999999E-4" table:style-name="ce4">
            <text:p>0.00015</text:p>
          </table:table-cell>
          <table:table-cell office:value-type="float" office:value="3.633" table:style-name="ce5">
            <text:p>3.6</text:p>
          </table:table-cell>
          <table:table-cell office:value-type="float" office:value="3.633" table:style-name="ce5">
            <text:p>3.6</text:p>
          </table:table-cell>
          <table:table-cell office:value-type="float" office:value="3.633" table:style-name="ce5">
            <text:p>3.6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4" table:style-name="ce4">
            <text:p>14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9" table:style-name="ce4">
            <text:p>19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24" table:style-name="ce4">
            <text:p>24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099985800000001E-4" table:style-name="ce4">
            <text:p>0.000131</text:p>
          </table:table-cell>
          <table:table-cell office:value-type="float" office:value="6.0549999999999997" table:style-name="ce5">
            <text:p>6.1</text:p>
          </table:table-cell>
          <table:table-cell office:value-type="float" office:value="6.0549999999999997" table:style-name="ce5">
            <text:p>6.1</text:p>
          </table:table-cell>
          <table:table-cell office:value-type="float" office:value="6.0549999999999997" table:style-name="ce5">
            <text:p>6.1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38" table:style-name="ce4">
            <text:p>38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9" table:style-name="ce4">
            <text:p>19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44" table:style-name="ce4">
            <text:p>44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099985800000001E-4" table:style-name="ce4">
            <text:p>0.000131</text:p>
          </table:table-cell>
          <table:table-cell office:value-type="float" office:value="6.0549999999999997" table:style-name="ce5">
            <text:p>6.1</text:p>
          </table:table-cell>
          <table:table-cell office:value-type="float" office:value="6.0549999999999997" table:style-name="ce5">
            <text:p>6.1</text:p>
          </table:table-cell>
          <table:table-cell office:value-type="float" office:value="6.0549999999999997" table:style-name="ce5">
            <text:p>6.1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4" table:style-name="ce4">
            <text:p>14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51" table:style-name="ce4">
            <text:p>51</text:p>
          </table:table-cell>
          <table:table-cell office:value-type="float" office:value="0.193" table:style-name="ce5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1.3499990400000001E-4" table:style-name="ce4">
            <text:p>0.000135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4.4115000000000002" table:style-name="ce5">
            <text:p>4.4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47" table:style-name="ce4">
            <text:p>47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4" table:style-name="ce4">
            <text:p>14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52" table:style-name="ce4">
            <text:p>52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1" table:style-name="ce4">
            <text:p>11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1" table:style-name="ce4">
            <text:p>11</text:p>
          </table:table-cell>
          <table:table-cell office:value-type="float" office:value="0.20599999999999999" table:style-name="ce5">
            <text:p>0.2</text:p>
          </table:table-cell>
          <table:table-cell office:value-type="float" office:value="0.122" table:style-name="ce5">
            <text:p>0.1</text:p>
          </table:table-cell>
          <table:table-cell office:value-type="float" office:value="7.8999259999999998E-5" table:style-name="ce4">
            <text:p>7.89993E-05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6.2279999999999998" table:style-name="ce5">
            <text:p>6.2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3" table:style-name="ce3"/>
          <table:table-cell table:number-columns-repeated="16368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11"/>
          <table:table-cell table:number-columns-repeated="16375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4.0605096E-2" table:style-name="ce4">
            <text:p>0.040605096</text:p>
          </table:table-cell>
          <table:table-cell office:value-type="float" office:value="-1.3535032000000001E-2" table:style-name="ce4">
            <text:p>-0.0135350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6.4968153000000001E-2" table:style-name="ce4">
            <text:p>0.064968153</text:p>
          </table:table-cell>
          <table:table-cell office:value-type="float" office:value="-2.1656050999999999E-2" table:style-name="ce4">
            <text:p>-0.021656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4.0605096E-2" table:style-name="ce4">
            <text:p>0.040605096</text:p>
          </table:table-cell>
          <table:table-cell office:value-type="float" office:value="-1.3535032000000001E-2" table:style-name="ce4">
            <text:p>-0.0135350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6.4968153000000001E-2" table:style-name="ce4">
            <text:p>0.064968153</text:p>
          </table:table-cell>
          <table:table-cell office:value-type="float" office:value="-2.1656050999999999E-2" table:style-name="ce4">
            <text:p>-0.021656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6.4968153000000001E-2" table:style-name="ce4">
            <text:p>0.064968153</text:p>
          </table:table-cell>
          <table:table-cell office:value-type="float" office:value="-2.1656050999999999E-2" table:style-name="ce4">
            <text:p>-0.021656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4.0605096E-2" table:style-name="ce4">
            <text:p>0.040605096</text:p>
          </table:table-cell>
          <table:table-cell office:value-type="float" office:value="-1.3535032000000001E-2" table:style-name="ce4">
            <text:p>-0.0135350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6.4968153000000001E-2" table:style-name="ce4">
            <text:p>0.064968153</text:p>
          </table:table-cell>
          <table:table-cell office:value-type="float" office:value="-2.1656050999999999E-2" table:style-name="ce4">
            <text:p>-0.021656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6.4968153000000001E-2" table:style-name="ce4">
            <text:p>0.064968153</text:p>
          </table:table-cell>
          <table:table-cell office:value-type="float" office:value="-2.1656050999999999E-2" table:style-name="ce4">
            <text:p>-0.021656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4.0605096E-2" table:style-name="ce4">
            <text:p>0.040605096</text:p>
          </table:table-cell>
          <table:table-cell office:value-type="float" office:value="-1.3535032000000001E-2" table:style-name="ce4">
            <text:p>-0.0135350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0.167292994" table:style-name="ce4">
            <text:p>0.167292994</text:p>
          </table:table-cell>
          <table:table-cell office:value-type="float" office:value="-5.5764331E-2" table:style-name="ce4">
            <text:p>-0.0557643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6.4968153000000001E-2" table:style-name="ce4">
            <text:p>0.064968153</text:p>
          </table:table-cell>
          <table:table-cell office:value-type="float" office:value="-2.1656050999999999E-2" table:style-name="ce4">
            <text:p>-0.021656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4.0605096E-2" table:style-name="ce4">
            <text:p>0.040605096</text:p>
          </table:table-cell>
          <table:table-cell office:value-type="float" office:value="-1.3535032000000001E-2" table:style-name="ce4">
            <text:p>-0.0135350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2.5987261000000001E-2" table:style-name="ce4">
            <text:p>0.025987261</text:p>
          </table:table-cell>
          <table:table-cell office:value-type="float" office:value="-8.6624200000000005E-3" table:style-name="ce4">
            <text:p>-0.008662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4.0605096E-2" table:style-name="ce4">
            <text:p>0.040605096</text:p>
          </table:table-cell>
          <table:table-cell office:value-type="float" office:value="-1.3535032000000001E-2" table:style-name="ce4">
            <text:p>-0.0135350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0.102324841" table:style-name="ce4">
            <text:p>0.102324841</text:p>
          </table:table-cell>
          <table:table-cell office:value-type="float" office:value="-3.4108279999999998E-2" table:style-name="ce4">
            <text:p>-0.034108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2.5987261000000001E-2" table:style-name="ce4">
            <text:p>0.025987261</text:p>
          </table:table-cell>
          <table:table-cell office:value-type="float" office:value="-8.6624200000000005E-3" table:style-name="ce4">
            <text:p>-0.008662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6.4968153000000001E-2" table:style-name="ce4">
            <text:p>0.064968153</text:p>
          </table:table-cell>
          <table:table-cell office:value-type="float" office:value="-2.1656050999999999E-2" table:style-name="ce4">
            <text:p>-0.021656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-16" table:style-name="ce4">
            <text:p>-16</text:p>
          </table:table-cell>
          <table:table-cell office:value-type="float" office:value="1.0449999999999999" table:style-name="ce12">
            <text:p>1.045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-16" table:style-name="ce4">
            <text:p>-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 table:style-name="ce1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3"/>
        </table:table-row>
        <table:table-row table:number-rows-repeated="4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4"/>
          <table:table-cell table:number-columns-repeated="16360"/>
        </table:table-row>
        <table:table-row table:number-rows-repeated="1048559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5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16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6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Buses.A1:Buses.A37" table:display-filter-buttons="true"/>
        <table:database-range table:target-range-address="Lines.A1:Lines.B37" table:display-filter-buttons="true"/>
        <table:database-range table:target-range-address="Loads.A1:Loads.A3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8-30T09:53:05Z</dc:date>
    <meta:print-date>2020-09-16T16:09:50Z</meta:print-date>
  </office:meta>
</office:document-meta>
</file>